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0000003666CC5BDE9.png"/>
  <manifest:file-entry manifest:media-type="image/png" manifest:full-path="Pictures/100000000000032000000258BA875082.png"/>
  <manifest:file-entry manifest:media-type="" manifest:full-path="Pictures/2000000B0000208E00000CB61BEE84E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ormal-title">
      <style:graphic-properties draw:auto-grow-height="true" fo:min-height="3.507cm"/>
    </style:style>
    <style:style style:name="pr2" style:family="presentation" style:parent-style-name="Normal-subtitle">
      <style:graphic-properties draw:fill-color="#ffffff" draw:auto-grow-height="true" fo:min-height="13.23cm"/>
    </style:style>
    <style:style style:name="pr3" style:family="presentation" style:parent-style-name="Normal-notes">
      <style:graphic-properties draw:fill-color="#ffffff" draw:auto-grow-height="true" fo:min-height="10.734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notes">
      <style:graphic-properties draw:fill-color="#ffffff" fo:min-height="10.483cm"/>
    </style:style>
    <style:style style:name="pr7" style:family="presentation" style:parent-style-name="Normal-subtitle">
      <style:graphic-properties draw:fill-color="#ffffff" fo:min-height="17.073cm"/>
    </style:style>
    <style:style style:name="pr8" style:family="presentation" style:parent-style-name="Normal-subtitle">
      <style:graphic-properties draw:fill-color="#ffffff" draw:auto-grow-height="true" fo:min-height="17.324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Administering Mongo on Windows for the Linux Programmer</text:p>
          </draw:text-box>
        </draw:frame>
        <draw:frame presentation:style-name="pr2" draw:text-style-name="P1" draw:layer="layout" svg:width="23.911cm" svg:height="13.23cm" svg:x="2.058cm" svg:y="5.838cm" presentation:class="subtitle">
          <draw:text-box>
            <text:p text:style-name="P1">by Justin Dearing – <text:a xlink:href="mailto:jdearing@mongodb.org">jdearing@mongodb.org</text:a></text:p>
            <text:p text:style-name="P1">President Long Island PHP User Group</text:p>
            <text:p text:style-name="P1">Backend Developer @Wunderman NY</text:p>
          </draw:text-box>
        </draw:frame>
        <presentation:notes draw:style-name="dp2">
          <draw:page-thumbnail draw:style-name="gr1" draw:layer="layout" svg:width="14.097cm" svg:height="9.67cm" svg:x="3.745cm" svg:y="2.683cm" draw:page-number="1" presentation:class="page"/>
          <draw:frame presentation:style-name="pr3" draw:layer="layout" svg:width="14.922cm" svg:height="10.734cm" svg:x="3.341cm" svg:y="13.292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Who is Justin Dear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.NET/PHP developer</text:p>
              </text:list-item>
              <text:list-item>
                <text:p>Former unix admin</text:p>
              </text:list-item>
              <text:list-item>
                <text:p>MongoDB Community contributor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ground on M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I love Mom, Applepie, and the relational model</text:p>
              </text:list-item>
              <text:list-item>
                <text:p>I spent ~2.5 years of my life writing .NET and T-SQL code to do ETL operations on invoices data transmitted by XML.</text:p>
              </text:list-item>
              <text:list-item>
                <text:p>I use mongo for my smaller projects, SQL for my big one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And BTW I use mongo on Windows</text:p>
          </draw:text-box>
        </draw:frame>
        <draw:frame presentation:style-name="pr5" draw:layer="layout" svg:width="23.911cm" svg:height="12.97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7cm" svg:height="9.67cm" svg:x="3.745cm" svg:y="2.683cm" draw:page-number="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Pitchforks Away Please</text:p>
          </draw:text-box>
        </draw:frame>
        <draw:frame presentation:style-name="pr5" draw:layer="layout" svg:width="23.911cm" svg:height="12.979cm" svg:x="2.058cm" svg:y="5.838cm" presentation:class="outline" presentation:placeholder="true">
          <draw:text-box/>
        </draw:frame>
        <presentation:notes draw:style-name="dp2">
          <draw:page-thumbnail draw:style-name="gr1" draw:layer="layout" svg:width="14.097cm" svg:height="9.67cm" svg:x="3.745cm" svg:y="2.683cm" draw:page-number="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3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So why explain mongo administration on windows to unix programmers?</text:p>
          </draw:text-box>
        </draw:frame>
        <presentation:notes draw:style-name="dp2">
          <draw:page-thumbnail draw:style-name="gr1" draw:layer="layout" svg:width="14.097cm" svg:height="9.67cm" svg:x="3.745cm" svg:y="2.683cm" draw:page-number="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3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Answer: Cross Pollination</text:p>
          </draw:text-box>
        </draw:frame>
        <presentation:notes draw:style-name="dp2">
          <draw:page-thumbnail draw:style-name="gr1" draw:layer="layout" svg:width="14.097cm" svg:height="9.67cm" svg:x="3.745cm" svg:y="2.683cm" draw:page-number="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3T32">
        <office:forms form:automatic-focus="false" form:apply-design-mode="false"/>
        <draw:frame presentation:style-name="pr7" draw:layer="layout" svg:width="23.911cm" svg:height="17.073cm" svg:x="2.058cm" svg:y="1.868cm" presentation:class="subtitle" presentation:user-transformed="true">
          <draw:text-box>
            <text:p>Installing Mongo On Windows</text:p>
          </draw:text-box>
        </draw:frame>
        <presentation:notes draw:style-name="dp2">
          <draw:page-thumbnail draw:style-name="gr1" draw:layer="layout" svg:width="14.097cm" svg:height="9.67cm" svg:x="3.745cm" svg:y="2.683cm" draw:page-number="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Download the zip binaries</text:p>
              </text:list-item>
              <text:list-item>
                <text:p>Install to %ProgramFiles%\10gen\mongodb-ver</text:p>
              </text:list-item>
              <text:list-item>
                <text:p>Add bin folder to your path</text:p>
              </text:list-item>
              <text:list-item>
                <text:p>Add a mongo service user</text:p>
                <text:list>
                  <text:list-item>
                    <text:p>Remove from the users gro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Fire up your command prompt</text:p>
              </text:list-item>
              <text:list-item>
                <text:p>Type: mkdir %ProgramFiles%\10gen\mongodb-ver\data</text:p>
              </text:list-item>
              <text:list-item>
                <text:p>Type: mkdir %ProgramFiles%\10gen\mongodb-ver\backup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Installing (cont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Type: mongod –install –serviceUser=”mongodb” --servicePassword=”password” --dbpath=”c:\Program Files\mongodb\data” --directoryperdb</text:p>
              </text:list-item>
              <text:list-item>
                <text:p>Read the verbose logs</text:p>
                <text:list>
                  <text:list-item>
                    <text:p>Fix your mistakes</text:p>
                  </text:list-item>
                  <text:list-item>
                    <text:p>Email <text:a xlink:href="mailto:jdearing@mongodb.org">jdearing@mongodb.org</text:a> if the messages are uncle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50 ways to start your mongo service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eboot.</text:p>
              </text:list-item>
              <text:list-item>
                <text:p>net [start|stop] mongodb</text:p>
              </text:list-item>
              <text:list-item>
                <text:p>Control Panel|Administrative Tools|Services</text:p>
              </text:list-item>
              <text:list-item>
                <text:p>mongod –servic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Mongo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Run mongod with –auth</text:p>
                <text:list>
                  <text:list-item>
                    <text:p>Not always possible, some consider it uneccessary – I DON”T</text:p>
                  </text:list-item>
                </text:list>
              </text:list-item>
              <text:list-item>
                <text:p>Firewall/Isolation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 Authentication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Open a command prompt</text:p>
              </text:list-item>
              <text:list-item>
                <text:p>mongo admin</text:p>
              </text:list-item>
              <text:list-item>
                <text:p>db.system.addUser('sa', <text:a xlink:href="mailto:'p@22W0rd">'p@22W0rd</text:a>');</text:p>
              </text:list-item>
              <text:list-item>
                <text:p>db.system.addUser('backupOperator', <text:a xlink:href="mailto:'p@22W0rd">'p@22W0rd</text:a>', true);</text:p>
              </text:list-item>
              <text:list-item>
                <text:p>Exit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Securing Individual Db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Mongo admin -u sa -p [password]</text:p>
              </text:list-item>
              <text:list-item>
                <text:p>use appDb;</text:p>
              </text:list-item>
              <text:list-item>
                <text:p>db.system.addUser('www', 'pass', true);</text:p>
              </text:list-item>
              <text:list-item>
                <text:p>db.system.addUser('www_Admin', 'pass');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Network Consideration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Segment your mongo server(s) on the network</text:p>
              </text:list-item>
              <text:list-item>
                <text:p>Firewall your servers</text:p>
                <text:list>
                  <text:list-item>
                    <text:p>Use HARDWARE firewall</text:p>
                  </text:list-item>
                  <text:list-item>
                    <text:p>Use a DEFAULT DENY firewall rul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s</text:p>
          </draw:text-box>
        </draw:frame>
        <draw:frame presentation:style-name="pr5" draw:layer="layout" svg:width="23.911cm" svg:height="12.979cm" svg:x="2.058cm" svg:y="5.83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097cm" svg:height="9.67cm" svg:x="3.745cm" svg:y="2.683cm" draw:page-number="17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Backup strategy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2 Daily full dump backups to local disk</text:p>
              </text:list-item>
              <text:list-item>
                <text:p>Backup agent backing up the live dbs and dumps</text:p>
              </text:list-item>
              <text:list-item>
                <text:p>Enterprise or colo backup of local disk via filesystem agent</text:p>
              </text:list-item>
              <text:list-item>
                <text:p>Backup batch file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18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3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TEST YOUR BACKUPS</text:p>
          </draw:text-box>
        </draw:frame>
        <presentation:notes draw:style-name="dp2">
          <draw:page-thumbnail draw:style-name="gr1" draw:layer="layout" svg:width="14.097cm" svg:height="9.67cm" svg:x="3.745cm" svg:y="2.683cm" draw:page-number="19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>
          <draw:text-box>
            <text:p>Automatic Backup Test Strategies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Admins periodically restore production dbs to QA/Stage/UAT systems.</text:p>
              </text:list-item>
              <text:list-item>
                <text:p>Developers restore production data to their machine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0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When your data is too sensitive for those strategie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Manual restore to a cold-fire recovery site</text:p>
              </text:list-item>
              <text:list-item>
                <text:p>Manually restore to a workstation not on the network in a secure location (locked closet in a locked office)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1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Clustering, Sharding and Redundancy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guess that works on windows, haven't tried it.</text:p>
              </text:list-item>
              <text:list-item>
                <text:p>Can supplement but not replace your backup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2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Mongosniff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>Winpcap limitation: You can't sniff 127.0.0.1 on windows.</text:p>
                <text:list>
                  <text:list-item>
                    <text:p>Applies to nmap, wireshark and tcpdump too.</text:p>
                  </text:list-item>
                </text:list>
              </text:list-item>
              <text:list-item>
                <text:p>There is a “loopback” driver on windows. You have to assign an IP to it. Its not 127.0.0.1</text:p>
              </text:list-item>
              <text:list-item>
                <text:p>Same limitations apply to tcpdump and wireshark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3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256cm" svg:x="2.058cm" svg:y="1.868cm" presentation:class="title" presentation:user-transformed="true">
          <draw:text-box>
            <text:p>Administering the database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I use the command line tool mongo.exe.</text:p>
              </text:list-item>
              <text:list-item>
                <text:p>Web GUI tools should work.</text:p>
              </text:list-item>
              <text:list-item>
                <text:p>Same as unix basically.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4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2T1">
        <office:forms form:automatic-focus="false" form:apply-design-mode="false"/>
        <draw:frame presentation:style-name="pr4" draw:layer="layout" svg:width="23.911cm" svg:height="3.473cm" svg:x="2.058cm" svg:y="1.76cm" presentation:class="title" presentation:user-transformed="true">
          <draw:text-box>
            <text:p>Making mongodb better on Windows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>Use it</text:p>
              </text:list-item>
              <text:list-item>
                <text:p>File Bugs</text:p>
              </text:list-item>
              <text:list-item>
                <text:p>Participate on the mailing lists</text:p>
              </text:list-item>
              <text:list-item>
                <text:p>Fix bugs</text:p>
              </text:list-item>
            </text:list>
          </draw:text-box>
        </draw:frame>
        <presentation:notes draw:style-name="dp2">
          <draw:page-thumbnail draw:style-name="gr1" draw:layer="layout" svg:width="14.097cm" svg:height="9.67cm" svg:x="3.745cm" svg:y="2.683cm" draw:page-number="25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3T32">
        <office:forms form:automatic-focus="false" form:apply-design-mode="false"/>
        <draw:frame presentation:style-name="pr8" draw:text-style-name="P1" draw:layer="layout" svg:width="23.911cm" svg:height="17.324cm" svg:x="2.058cm" svg:y="1.743cm" presentation:class="subtitle">
          <draw:text-box>
            <text:p text:style-name="P1">FIN</text:p>
          </draw:text-box>
        </draw:frame>
        <presentation:notes draw:style-name="dp2">
          <draw:page-thumbnail draw:style-name="gr1" draw:layer="layout" svg:width="14.097cm" svg:height="9.67cm" svg:x="3.745cm" svg:y="2.683cm" draw:page-number="26" presentation:class="page"/>
          <draw:frame presentation:style-name="pr6" draw:layer="layout" svg:width="14.922cm" svg:height="10.483cm" svg:x="3.341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4c1900" draw:end-color="#804c19" draw:start-intensity="100%" draw:end-intensity="100%" draw:angle="0" draw:border="30%"/>
    <draw:gradient draw:name="Gradient_20_8" draw:display-name="Gradient 8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sun-background" style:family="presentation">
      <style:graphic-properties draw:stroke="none" draw:fill="gradient" draw:fill-gradient-name="Gradient_20_7" draw:fill-image-width="1cm" draw:fill-image-height="1cm"/>
    </style:style>
    <style:style style:name="sun-backgroundobjects" style:family="presentation">
      <style:graphic-properties draw:shadow="hidden" draw:shadow-offset-x="0.3cm" draw:shadow-offset-y="0.3cm" draw:shadow-color="#808080"/>
    </style:style>
    <style:style style:name="sun-notes" style:family="presentation">
      <style:graphic-properties draw:stroke="none" draw:fill="none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sun-outline1" style:family="presentation">
      <style:graphic-properties draw:stroke="none" draw:fill="none">
        <text:list-style style:name="sun-outline1">
          <text:list-level-style-bullet text:level="1" text:bullet-char="ą">
            <style:list-level-properties text:space-before="0.2cm" text:min-label-width="1.2cm"/>
            <style:text-properties fo:font-family="StarSymbol" fo:color="#ff9966" fo:font-size="105%"/>
          </text:list-level-style-bullet>
          <text:list-level-style-bullet text:level="2" text:bullet-char="ą">
            <style:list-level-properties text:space-before="1cm" text:min-label-width="1.2cm"/>
            <style:text-properties fo:font-family="StarSymbol" fo:color="#ff9966" fo:font-size="100%"/>
          </text:list-level-style-bullet>
          <text:list-level-style-bullet text:level="3" text:bullet-char="ą">
            <style:list-level-properties text:space-before="1.8cm" text:min-label-width="1.2cm"/>
            <style:text-properties fo:font-family="StarSymbol" fo:color="#ff9966" fo:font-size="100%"/>
          </text:list-level-style-bullet>
          <text:list-level-style-bullet text:level="4" text:bullet-char="ą">
            <style:list-level-properties text:space-before="2.6cm" text:min-label-width="1.2cm"/>
            <style:text-properties fo:font-family="StarSymbol" fo:color="#ff9966" fo:font-size="100%"/>
          </text:list-level-style-bullet>
          <text:list-level-style-bullet text:level="5" text:bullet-char="ą">
            <style:list-level-properties text:space-before="3.4cm" text:min-label-width="1.2cm"/>
            <style:text-properties fo:font-family="StarSymbol" fo:color="#ff9966" fo:font-size="100%"/>
          </text:list-level-style-bullet>
          <text:list-level-style-bullet text:level="6" text:bullet-char="ą">
            <style:list-level-properties text:space-before="4.2cm" text:min-label-width="1.2cm"/>
            <style:text-properties fo:font-family="StarSymbol" fo:color="#ff9966" fo:font-size="100%"/>
          </text:list-level-style-bullet>
          <text:list-level-style-bullet text:level="7" text:bullet-char="ą">
            <style:list-level-properties text:space-before="5cm" text:min-label-width="1.2cm"/>
            <style:text-properties fo:font-family="StarSymbol" fo:color="#ff9966" fo:font-size="100%"/>
          </text:list-level-style-bullet>
          <text:list-level-style-bullet text:level="8" text:bullet-char="ą">
            <style:list-level-properties text:space-before="5.8cm" text:min-label-width="1.2cm"/>
            <style:text-properties fo:font-family="StarSymbol" fo:color="#ff9966" fo:font-size="100%"/>
          </text:list-level-style-bullet>
          <text:list-level-style-bullet text:level="9" text:bullet-char="ą">
            <style:list-level-properties text:space-before="6.6cm" text:min-label-width="1.2cm"/>
            <style:text-properties fo:font-family="StarSymbol" fo:color="#ff9966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66" style:text-outline="false" style:text-line-through-style="none" fo:font-family="Arial, Helvetica" style:font-style-name="Standard" fo:font-size="32pt" fo:font-style="normal" fo:text-shadow="none" style:text-underline-style="none" fo:font-weight="normal"/>
    </style:style>
    <style:style style:name="sun-outline2" style:family="presentation" style:parent-style-name="sun-outline1">
      <style:paragraph-properties fo:margin-left="2.2cm" fo:margin-right="0cm" fo:margin-top="0cm" fo:margin-bottom="0.4cm" fo:text-indent="-1.2cm"/>
      <style:text-properties fo:color="#ffff66" fo:font-family="Arial, Helvetica" style:font-style-name="Standard" fo:font-size="28pt"/>
    </style:style>
    <style:style style:name="sun-outline3" style:family="presentation" style:parent-style-name="sun-outline2">
      <style:paragraph-properties fo:margin-left="3cm" fo:margin-right="0cm" fo:margin-top="0cm" fo:margin-bottom="0.3cm" fo:text-indent="-1.2cm"/>
      <style:text-properties fo:color="#ffff66" fo:font-family="Arial, Helvetica" style:font-style-name="Standard" fo:font-size="24pt"/>
    </style:style>
    <style:style style:name="sun-outline4" style:family="presentation" style:parent-style-name="sun-outline3">
      <style:paragraph-properties fo:margin-left="3.8cm" fo:margin-right="0cm" fo:margin-top="0cm" fo:margin-bottom="0.2cm" fo:text-indent="-1.2cm"/>
      <style:text-properties fo:color="#ffff66" fo:font-family="Arial, Helvetica" style:font-style-name="Standard" fo:font-size="20pt"/>
    </style:style>
    <style:style style:name="sun-outline5" style:family="presentation" style:parent-style-name="sun-outline4">
      <style:paragraph-properties fo:margin-left="4.6cm" fo:margin-right="0cm" fo:margin-top="0cm" fo:margin-bottom="0.1cm" fo:text-indent="-1.2cm"/>
      <style:text-properties fo:color="#ffff66" fo:font-family="Arial, Helvetica" style:font-style-name="Standard" fo:font-size="20pt"/>
    </style:style>
    <style:style style:name="sun-outline6" style:family="presentation" style:parent-style-name="sun-outline5">
      <style:paragraph-properties fo:margin-left="5.4cm" fo:margin-right="0cm" fo:text-indent="-1.2cm"/>
      <style:text-properties fo:color="#ffff66" fo:font-family="Arial, Helvetica" style:font-style-name="Standard" fo:font-size="20pt"/>
    </style:style>
    <style:style style:name="sun-outline7" style:family="presentation" style:parent-style-name="sun-outline6">
      <style:paragraph-properties fo:margin-left="6.2cm" fo:margin-right="0cm" fo:text-indent="-1.2cm"/>
      <style:text-properties fo:color="#ffff66" fo:font-family="Arial, Helvetica" style:font-style-name="Standard" fo:font-size="20pt"/>
    </style:style>
    <style:style style:name="sun-outline8" style:family="presentation" style:parent-style-name="sun-outline7">
      <style:paragraph-properties fo:margin-left="7cm" fo:margin-right="0cm" fo:text-indent="-1.2cm"/>
      <style:text-properties fo:color="#ffff66" fo:font-family="Arial, Helvetica" style:font-style-name="Standard" fo:font-size="20pt"/>
    </style:style>
    <style:style style:name="sun-outline9" style:family="presentation" style:parent-style-name="sun-outline8">
      <style:paragraph-properties fo:margin-left="7.8cm" fo:margin-right="0cm" fo:text-indent="-1.2cm"/>
      <style:text-properties fo:color="#ffff66" fo:font-family="Arial, Helvetica" style:font-style-name="Standard" fo:font-size="20pt"/>
    </style:style>
    <style:style style:name="sun-subtitle" style:family="presentation">
      <style:graphic-properties draw:stroke="none" draw:fill="none" draw:textarea-vertical-align="middle">
        <text:list-style style:name="sun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996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un-title" style:family="presentation">
      <style:graphic-properties draw:stroke="none" draw:fill="none" draw:textarea-vertical-align="middle">
        <text:list-style style:name="sun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9966" style:text-outline="false" style:text-line-through-style="none" fo:font-family="Arial, Helvetica" style:font-style-name="Standard" fo:font-size="44pt" fo:font-style="normal" fo:text-shadow="none" style:text-underline-style="none" fo:font-weight="normal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7" draw:fill-image-width="1cm" draw:fill-image-height="1cm"/>
    </style:style>
    <style:style style:name="Mdp3" style:family="drawing-page">
      <style:drawing-page-properties draw:background-size="border" draw:fill="bitmap" draw:fill-image-name="wei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style:mirror="none"/>
    </style:style>
    <style:style style:name="Mgr5" style:family="graphic" style:parent-style-name="standard">
      <style:graphic-properties draw:stroke="none" draw:stroke-dash="Dash_20_2" svg:stroke-width="0cm" svg:stroke-color="#000000" svg:stroke-opacity="100%" draw:fill="gradient" draw:fill-color="#00b8ff" draw:fill-gradient-name="Gradient_20_8" draw:gradient-step-count="0" draw:fill-hatch-name="Hatch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cm" draw:shadow-offset-y="0cm" draw:shadow-color="#00000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7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8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sun" style:page-layout-name="PM1" draw:style-name="Mdp2">
      <draw:frame draw:style-name="Mgr4" draw:text-style-name="MP4" draw:layer="backgroundobjects" svg:width="8.334cm" svg:height="3.254cm" svg:x="9.415cm" svg:y="0cm">
        <draw:image xlink:href="Pictures/2000000B0000208E00000CB61BEE84EF.svm" xlink:type="simple" xlink:show="embed" xlink:actuate="onLoad">
          <text:p/>
        </draw:image>
      </draw:frame>
      <draw:frame presentation:style-name="sun-title" draw:layer="backgroundobjects" svg:width="23.911cm" svg:height="3.506cm" svg:x="2.058cm" svg:y="3.743cm" presentation:class="title" presentation:placeholder="true">
        <draw:text-box/>
      </draw:frame>
      <draw:frame presentation:style-name="sun-outline1" draw:layer="backgroundobjects" svg:width="21.343cm" svg:height="13.86cm" svg:x="3.469cm" svg:y="8.703cm" presentation:class="outline" presentation:placeholder="true">
        <draw:text-box/>
      </draw:frame>
      <draw:rect draw:style-name="Mgr5" draw:text-style-name="MP4" draw:layer="backgroundobjects" svg:width="1.994cm" svg:height="21.013cm" svg:x="0cm" svg:y="0.001cm">
        <text:p/>
      </draw:rect>
      <draw:rect draw:style-name="Mgr5" draw:text-style-name="MP4" draw:layer="backgroundobjects" svg:width="1.994cm" svg:height="21.013cm" svg:x="26.006cm" svg:y="0.001cm">
        <text:p/>
      </draw:rect>
      <presentation:notes style:page-layout-name="PM0">
        <draw:page-thumbnail presentation:style-name="sun-title" draw:layer="backgroundobjects" svg:width="14.09cm" svg:height="9.67cm" svg:x="3.749cm" svg:y="2.683cm" presentation:class="page"/>
        <draw:frame presentation:style-name="sun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4.097cm" svg:height="9.67cm" svg:x="3.745cm" svg:y="2.683cm" presentation:class="page"/>
        <draw:frame presentation:style-name="Normal-notes" draw:layer="backgroundobjects" svg:width="14.922cm" svg:height="10.733cm" svg:x="3.341cm" svg:y="13.292cm" presentation:class="notes" presentation:placeholder="true">
          <draw:text-box/>
        </draw:frame>
      </presentation:notes>
    </style:master-page>
    <style:master-page style:name="wine" style:page-layout-name="PM1" draw:style-name="Mdp3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369cm" svg:height="1.396cm" svg:x="12.219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369cm" svg:height="1.396cm" svg:x="12.219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09:07:25.90</meta:creation-date>
    <meta:editing-duration>PT107H07M21S</meta:editing-duration>
    <meta:editing-cycles>12</meta:editing-cycles>
    <dc:date>2010-06-24T19:04:14.45</dc:date>
    <meta:generator>OpenOffice.org/3.2$Win32 OpenOffice.org_project/320m12$Build-9483</meta:generator>
    <meta:document-statistic meta:object-count="148"/>
  </office:meta>
</office:document-meta>
</file>